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5-03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4-10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4-03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3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3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2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2-03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1-10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1-03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0-10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94" calcext:value-type="float">
            <text:p>59.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1505103051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